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DOMImplementationImpl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DTDLoaderHolder.XMLDTDLoaderHolder( XMLDTD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MImplementationImpl.createLS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MImplementationImpl.hasFeature( String feature , String version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oreDOMImplementationImpl.createDocument( String namespaceURI , String qualifiedName , DocumentType doc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reDOMImplementationImpl.createLSOut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MImplementationImpl.releaseDTDLoader( String xmlVersion , XMLDTDLoader lo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oreDOMImplementationImpl.createLSSerializ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reDOMImplementationImpl.createDocumentType( String qualified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validationHandlerHolder.RevalidationHandlerHolder( Revalidation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MImplementationImpl.getFeature( String feature , String ver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reDOMImplementationImpl.getValidator( String schemaType , String xmlVers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CoreDOMImplementationImpl.releaseValidator( String schemaType , String xmlVersion , RevalidationHandler validato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CoreDOMImplementationImpl.assignDocTyp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DOMImplementationImpl.getDTDLoader( String xmlVer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reDOMImplementationImpl.createLSParser( short mode , String schema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reDOMImplementationImpl.checkQName( String q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CoreDOMImplementationImpl.assignDocumen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